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193in" fo:border="0.0008in solid #d9d9e3"/>
    </style:style>
    <style:style style:name="P2" style:family="paragraph" style:parent-style-name="Text_20_body" style:list-style-name="L2">
      <style:paragraph-properties fo:padding="0.0193in" fo:border="0.0008in solid #d9d9e3"/>
    </style:style>
    <style:style style:name="P3" style:family="paragraph" style:parent-style-name="Text_20_body" style:list-style-name="L3">
      <style:paragraph-properties fo:padding="0.0193in" fo:border="0.0008in solid #d9d9e3"/>
    </style:style>
    <style:style style:name="P4" style:family="paragraph" style:parent-style-name="Text_20_body" style:list-style-name="L4">
      <style:paragraph-properties fo:padding="0.0193in" fo:border="0.0008in solid #d9d9e3"/>
    </style:style>
    <style:style style:name="P5" style:family="paragraph" style:parent-style-name="Text_20_body" style:list-style-name="L5">
      <style:paragraph-properties fo:padding="0.0193in" fo:border="0.0008in solid #d9d9e3"/>
    </style:style>
    <style:style style:name="P6" style:family="paragraph" style:parent-style-name="Text_20_body" style:list-style-name="L6">
      <style:paragraph-properties fo:padding="0.0193in" fo:border="0.0008in solid #d9d9e3"/>
    </style:style>
    <style:style style:name="P7" style:family="paragraph" style:parent-style-name="Text_20_body" style:list-style-name="L7">
      <style:paragraph-properties fo:padding="0.0193in" fo:border="0.0008in solid #d9d9e3"/>
    </style:style>
    <style:style style:name="P8" style:family="paragraph" style:parent-style-name="Text_20_body" style:list-style-name="L8">
      <style:paragraph-properties fo:padding="0.0193in" fo:border="0.0008in solid #d9d9e3"/>
    </style:style>
    <style:style style:name="P9" style:family="paragraph" style:parent-style-name="Text_20_body" style:list-style-name="L9">
      <style:paragraph-properties fo:padding="0.0193in" fo:border="0.0008in solid #d9d9e3"/>
    </style:style>
    <style:style style:name="P10" style:family="paragraph" style:parent-style-name="Text_20_body" style:list-style-name="L10">
      <style:paragraph-properties fo:padding="0.0193in" fo:border="0.0008in solid #d9d9e3"/>
    </style:style>
    <style:style style:name="P11" style:family="paragraph" style:parent-style-name="Text_20_body" style:list-style-name="L11">
      <style:paragraph-properties fo:padding="0.0193in" fo:border="0.0008in solid #d9d9e3"/>
    </style:style>
    <style:style style:name="P12" style:family="paragraph" style:parent-style-name="Text_20_body" style:list-style-name="L12">
      <style:paragraph-properties fo:padding="0.0193in" fo:border="0.0008in solid #d9d9e3"/>
    </style:style>
    <style:style style:name="P13" style:family="paragraph" style:parent-style-name="Text_20_body" style:list-style-name="L13">
      <style:paragraph-properties fo:padding="0.0193in" fo:border="0.0008in solid #d9d9e3"/>
    </style:style>
    <style:style style:name="P14" style:family="paragraph" style:parent-style-name="Text_20_body" style:list-style-name="L14">
      <style:paragraph-properties fo:padding="0.0193in" fo:border="0.0008in solid #d9d9e3"/>
    </style:style>
    <style:style style:name="P15" style:family="paragraph" style:parent-style-name="Text_20_body" style:list-style-name="L15">
      <style:paragraph-properties fo:padding="0.0193in" fo:border="0.0008in solid #d9d9e3"/>
    </style:style>
    <style:style style:name="P16" style:family="paragraph" style:parent-style-name="Text_20_body" style:list-style-name="L16">
      <style:paragraph-properties fo:padding="0.0193in" fo:border="0.0008in solid #d9d9e3"/>
    </style:style>
    <style:style style:name="P17" style:family="paragraph" style:parent-style-name="Text_20_body" style:list-style-name="L17">
      <style:paragraph-properties fo:padding="0.0193in" fo:border="0.0008in solid #d9d9e3"/>
    </style:style>
    <style:style style:name="P18" style:family="paragraph" style:parent-style-name="Text_20_body" style:list-style-name="L18">
      <style:paragraph-properties fo:padding="0.0193in" fo:border="0.0008in solid #d9d9e3"/>
    </style:style>
    <style:style style:name="P19" style:family="paragraph" style:parent-style-name="Text_20_body" style:list-style-name="L19">
      <style:paragraph-properties fo:padding="0.0193in" fo:border="0.0008in solid #d9d9e3"/>
    </style:style>
    <style:style style:name="P20" style:family="paragraph" style:parent-style-name="Text_20_body" style:list-style-name="L20">
      <style:paragraph-properties fo:padding="0.0193in" fo:border="0.0008in solid #d9d9e3"/>
    </style:style>
    <style:style style:name="P21" style:family="paragraph" style:parent-style-name="Text_20_body" style:list-style-name="L21">
      <style:paragraph-properties fo:padding="0.0193in" fo:border="0.0008in solid #d9d9e3"/>
    </style:style>
    <style:style style:name="P22" style:family="paragraph" style:parent-style-name="Text_20_body" style:list-style-name="L22">
      <style:paragraph-properties fo:padding="0.0193in" fo:border="0.0008in solid #d9d9e3"/>
    </style:style>
    <style:style style:name="P23" style:family="paragraph" style:parent-style-name="Text_20_body" style:list-style-name="L23">
      <style:paragraph-properties fo:padding="0.0193in" fo:border="0.0008in solid #d9d9e3"/>
    </style:style>
    <style:style style:name="P24" style:family="paragraph" style:parent-style-name="Text_20_body" style:list-style-name="L24">
      <style:paragraph-properties fo:padding="0.0193in" fo:border="0.0008in solid #d9d9e3"/>
    </style:style>
    <style:style style:name="P25" style:family="paragraph" style:parent-style-name="Text_20_body" style:list-style-name="L25">
      <style:paragraph-properties fo:padding="0.0193in" fo:border="0.0008in solid #d9d9e3"/>
    </style:style>
    <style:style style:name="P26" style:family="paragraph" style:parent-style-name="Text_20_body" style:list-style-name="L26">
      <style:paragraph-properties fo:padding="0.0193in" fo:border="0.0008in solid #d9d9e3"/>
    </style:style>
    <style:style style:name="P27" style:family="paragraph" style:parent-style-name="Text_20_body" style:list-style-name="L27">
      <style:paragraph-properties fo:padding="0.0193in" fo:border="0.0008in solid #d9d9e3"/>
    </style:style>
    <style:style style:name="P28" style:family="paragraph" style:parent-style-name="Text_20_body" style:list-style-name="L28">
      <style:paragraph-properties fo:padding="0.0193in" fo:border="0.0008in solid #d9d9e3"/>
    </style:style>
    <style:style style:name="P29" style:family="paragraph" style:parent-style-name="Text_20_body" style:list-style-name="L29">
      <style:paragraph-properties fo:padding="0.0193in" fo:border="0.0008in solid #d9d9e3"/>
    </style:style>
    <style:style style:name="P30" style:family="paragraph" style:parent-style-name="Text_20_body" style:list-style-name="L30">
      <style:paragraph-properties fo:padding="0.0193in" fo:border="0.0008in solid #d9d9e3"/>
    </style:style>
    <style:style style:name="P31" style:family="paragraph" style:parent-style-name="Text_20_body" style:list-style-name="L31">
      <style:paragraph-properties fo:padding="0.0193in" fo:border="0.0008in solid #d9d9e3"/>
    </style:style>
    <style:style style:name="P32" style:family="paragraph" style:parent-style-name="Text_20_body" style:list-style-name="L32">
      <style:paragraph-properties fo:padding="0.0193in" fo:border="0.0008in solid #d9d9e3"/>
    </style:style>
    <style:style style:name="P33" style:family="paragraph" style:parent-style-name="Text_20_body" style:list-style-name="L33">
      <style:paragraph-properties fo:padding="0.0193in" fo:border="0.0008in solid #d9d9e3"/>
    </style:style>
    <style:style style:name="P34" style:family="paragraph" style:parent-style-name="Text_20_body" style:list-style-name="L34">
      <style:paragraph-properties fo:padding="0.0193in" fo:border="0.0008in solid #d9d9e3"/>
    </style:style>
    <style:style style:name="P35" style:family="paragraph" style:parent-style-name="Text_20_body" style:list-style-name="L35">
      <style:paragraph-properties fo:padding="0.0193in" fo:border="0.0008in solid #d9d9e3"/>
    </style:style>
    <style:style style:name="P36" style:family="paragraph" style:parent-style-name="Text_20_body" style:list-style-name="L36">
      <style:paragraph-properties fo:padding="0.0193in" fo:border="0.0008in solid #d9d9e3"/>
    </style:style>
    <style:style style:name="P37" style:family="paragraph" style:parent-style-name="Text_20_body" style:list-style-name="L37">
      <style:paragraph-properties fo:padding="0.0193in" fo:border="0.0008in solid #d9d9e3"/>
    </style:style>
    <style:style style:name="P38" style:family="paragraph" style:parent-style-name="Text_20_body" style:list-style-name="L38">
      <style:paragraph-properties fo:padding="0.0193in" fo:border="0.0008in solid #d9d9e3"/>
    </style:style>
    <style:style style:name="P39" style:family="paragraph" style:parent-style-name="Text_20_body" style:list-style-name="L39">
      <style:paragraph-properties fo:padding="0.0193in" fo:border="0.0008in solid #d9d9e3"/>
    </style:style>
    <style:style style:name="P40" style:family="paragraph" style:parent-style-name="Text_20_body" style:list-style-name="L40">
      <style:paragraph-properties fo:padding="0.0193in" fo:border="0.0008in solid #d9d9e3"/>
    </style:style>
    <style:style style:name="T1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83144736557962115" text:style-name="L1">
        <text:list-item>
          <text:p text:style-name="P1"><text:span text:style-name="Strong_20_Emphasis"><text:line-break/>Что такое объект? По какому принципу в нем хранятся данные?</text:span></text:p>
        </text:list-item>
      </text:list>
      <text:list xml:id="list8866760201805268290" text:style-name="L2">
        <text:list-item>
          <text:p text:style-name="P2">Объект - <text:span text:style-name="T1">Объект в JavaScript является ссылочным типом данных</text:span> <text:span text:style-name="T2">.</text:span>это неупорядоченная коллекция данных, хранящаяся по принципу пар ключ-значение.</text:p>
        </text:list-item>
      </text:list>
      <text:list xml:id="list7734906072931131327" text:style-name="L3">
        <text:list-item>
          <text:p text:style-name="P3"><text:span text:style-name="Strong_20_Emphasis">Как вывести все ключи объекта?</text:span></text:p>
        </text:list-item>
      </text:list>
      <text:list xml:id="list4606179767202471139" text:style-name="L4">
        <text:list-item>
          <text:p text:style-name="P4"><text:span text:style-name="Source_20_Text">Object.keys(obj)</text:span> вернет массив ключей объекта.</text:p>
        </text:list-item>
      </text:list>
      <text:list xml:id="list2724671725513912218" text:style-name="L5">
        <text:list-item>
          <text:p text:style-name="P5"><text:span text:style-name="Strong_20_Emphasis">Как вывести все значения объекта?</text:span></text:p>
        </text:list-item>
      </text:list>
      <text:list xml:id="list3285355255406778724" text:style-name="L6">
        <text:list-item>
          <text:p text:style-name="P6"><text:span text:style-name="Source_20_Text">Object.values(obj)</text:span> вернет массив значений объекта.</text:p>
        </text:list-item>
      </text:list>
      <text:list xml:id="list6459587225471543541" text:style-name="L7">
        <text:list-item>
          <text:p text:style-name="P7"><text:span text:style-name="Strong_20_Emphasis">Что выводит </text:span><text:span text:style-name="Strong_20_Emphasis"><text:span text:style-name="Source_20_Text">Object.entries(obj)</text:span></text:span><text:span text:style-name="Strong_20_Emphasis">?</text:span></text:p>
        </text:list-item>
      </text:list>
      <text:list xml:id="list974472647822429807" text:style-name="L8">
        <text:list-item>
          <text:p text:style-name="P8"><text:span text:style-name="Source_20_Text">Object.entries(obj)</text:span> возвращает массив массивов, каждый из которых содержит пару ключ-значение объекта.</text:p>
        </text:list-item>
      </text:list>
      <text:list xml:id="list9117011853607692040" text:style-name="L9">
        <text:list-item>
          <text:p text:style-name="P9"><text:span text:style-name="Strong_20_Emphasis">Как обратиться к значению объекта по ключу?</text:span></text:p>
        </text:list-item>
      </text:list>
      <text:list xml:id="list6453865833633889914" text:style-name="L10">
        <text:list-item>
          <text:p text:style-name="P10"><text:span text:style-name="Source_20_Text">obj[key]</text:span> позволяет обратиться к значению объекта по ключу.</text:p>
        </text:list-item>
      </text:list>
      <text:list xml:id="list4867011135498923549" text:style-name="L11">
        <text:list-item>
          <text:p text:style-name="P11"><text:span text:style-name="Strong_20_Emphasis">Как удалить значение из объекта?</text:span></text:p>
        </text:list-item>
      </text:list>
      <text:list xml:id="list5621775855035821428" text:style-name="L12">
        <text:list-item>
          <text:p text:style-name="P12"><text:span text:style-name="Source_20_Text">delete obj[key]</text:span> удаляет значение из объекта по указанному ключу.</text:p>
        </text:list-item>
      </text:list>
      <text:list xml:id="list956329247062607559" text:style-name="L13">
        <text:list-item>
          <text:p text:style-name="P13"><text:span text:style-name="Strong_20_Emphasis">Как перезаписать значение у объекта?</text:span></text:p>
        </text:list-item>
      </text:list>
      <text:list xml:id="list5316756903377933831" text:style-name="L14">
        <text:list-item>
          <text:p text:style-name="P14"><text:span text:style-name="Source_20_Text">obj[key] = newValue</text:span> позволяет перезаписать значение объекта по ключу.</text:p>
        </text:list-item>
      </text:list>
      <text:list xml:id="list776348770298581893" text:style-name="L15">
        <text:list-item>
          <text:p text:style-name="P15"><text:span text:style-name="Strong_20_Emphasis">Что выведет </text:span><text:span text:style-name="Strong_20_Emphasis"><text:span text:style-name="Source_20_Text">const a = {x: 1}; const b = {x: 1}; console.log(a === b);</text:span></text:span></text:p>
        </text:list-item>
      </text:list>
      <text:list xml:id="list4872770844074401828" text:style-name="L16">
        <text:list-item>
          <text:p text:style-name="P16"><text:span text:style-name="Source_20_Text">false</text:span>, так как объекты сравниваются по ссылкам, и эти объекты разные в памяти.</text:p>
        </text:list-item>
      </text:list>
      <text:list xml:id="list1446620070387447294" text:style-name="L17">
        <text:list-item>
          <text:p text:style-name="P17"><text:span text:style-name="Strong_20_Emphasis">Что выведет следующий код </text:span><text:span text:style-name="Strong_20_Emphasis"><text:span text:style-name="Source_20_Text">a = {x: 1}; const b = a; b.x = 2; console.log(a.x);</text:span></text:span></text:p>
        </text:list-item>
      </text:list>
      <text:list xml:id="list8548500010305109645" text:style-name="L18">
        <text:list-item>
          <text:p text:style-name="P18"><text:span text:style-name="Source_20_Text">2</text:span>, так как объекты <text:span text:style-name="Source_20_Text">a</text:span> и <text:span text:style-name="Source_20_Text">b</text:span> ссылаются на один и тот же объект, изменение через <text:span text:style-name="Source_20_Text">b</text:span> также отразится на <text:span text:style-name="Source_20_Text">a</text:span>.</text:p>
        </text:list-item>
      </text:list>
      <text:list xml:id="list4592995604325929597" text:style-name="L19">
        <text:list-item>
          <text:p text:style-name="P19"><text:span text:style-name="Strong_20_Emphasis">Что такое метод объекта?</text:span></text:p>
        </text:list-item>
      </text:list>
      <text:list xml:id="list8336126211275505068" text:style-name="L20">
        <text:list-item>
          <text:p text:style-name="P20">Метод объекта - это функция, связанная с объектом и вызываемая как свойство этого объекта.</text:p>
        </text:list-item>
      </text:list>
      <text:list xml:id="list8837371448666529943" text:style-name="L21">
        <text:list-item>
          <text:p text:style-name="P21"><text:span text:style-name="Strong_20_Emphasis">Что такое объект? По какому принципу в нем хранятся данные?</text:span></text:p>
        </text:list-item>
      </text:list>
      <text:list xml:id="list2020503547214421585" text:style-name="L22">
        <text:list-item>
          <text:p text:style-name="P22"><text:span text:style-name="Strong_20_Emphasis">Ответ:</text:span> Объект - это неупорядоченная коллекция данных, хранящаяся по принципу пар ключ-значение.</text:p>
        </text:list-item>
      </text:list>
      <text:list xml:id="list6931857396966391709" text:style-name="L23">
        <text:list-item>
          <text:p text:style-name="P23"><text:span text:style-name="Strong_20_Emphasis">Как вывести все ключи объекта?</text:span></text:p>
        </text:list-item>
      </text:list>
      <text:list xml:id="list6569000681305080529" text:style-name="L24">
        <text:list-item>
          <text:p text:style-name="P24"><text:span text:style-name="Strong_20_Emphasis">Ответ:</text:span> <text:span text:style-name="Source_20_Text">Object.keys(obj)</text:span> вернет массив ключей объекта.</text:p>
        </text:list-item>
      </text:list>
      <text:list xml:id="list816665958221984022" text:style-name="L25">
        <text:list-item>
          <text:p text:style-name="P25"><text:span text:style-name="Strong_20_Emphasis">Как вывести все значения объекта?</text:span></text:p>
        </text:list-item>
      </text:list>
      <text:list xml:id="list8315525569507148033" text:style-name="L26">
        <text:list-item>
          <text:p text:style-name="P26"><text:soft-page-break/><text:span text:style-name="Strong_20_Emphasis">Ответ:</text:span> <text:span text:style-name="Source_20_Text">Object.values(obj)</text:span> вернет массив значений объекта.</text:p>
        </text:list-item>
      </text:list>
      <text:list xml:id="list7803487953732510117" text:style-name="L27">
        <text:list-item>
          <text:p text:style-name="P27"><text:span text:style-name="Strong_20_Emphasis">Что выводит </text:span><text:span text:style-name="Strong_20_Emphasis"><text:span text:style-name="Source_20_Text">Object.entries(obj)</text:span></text:span><text:span text:style-name="Strong_20_Emphasis">?</text:span></text:p>
        </text:list-item>
      </text:list>
      <text:list xml:id="list1659368408970361339" text:style-name="L28">
        <text:list-item>
          <text:p text:style-name="P28"><text:span text:style-name="Strong_20_Emphasis">Ответ:</text:span> <text:span text:style-name="Source_20_Text">Object.entries(obj)</text:span> возвращает массив массивов, каждый из которых содержит пару ключ-значение объекта.</text:p>
        </text:list-item>
      </text:list>
      <text:list xml:id="list1934869623806876519" text:style-name="L29">
        <text:list-item>
          <text:p text:style-name="P29"><text:span text:style-name="Strong_20_Emphasis">Как обратиться к значению объекта по ключу?</text:span></text:p>
        </text:list-item>
      </text:list>
      <text:list xml:id="list3946981855754673746" text:style-name="L30">
        <text:list-item>
          <text:p text:style-name="P30"><text:span text:style-name="Strong_20_Emphasis">Ответ:</text:span> <text:span text:style-name="Source_20_Text">obj[key]</text:span> позволяет обратиться к значению объекта по ключу.</text:p>
        </text:list-item>
      </text:list>
      <text:list xml:id="list1598614228222567269" text:style-name="L31">
        <text:list-item>
          <text:p text:style-name="P31"><text:span text:style-name="Strong_20_Emphasis">Как удалить значение из объекта?</text:span></text:p>
        </text:list-item>
      </text:list>
      <text:list xml:id="list6234161310062615865" text:style-name="L32">
        <text:list-item>
          <text:p text:style-name="P32"><text:span text:style-name="Strong_20_Emphasis">Ответ:</text:span> <text:span text:style-name="Source_20_Text">delete obj[key]</text:span> удаляет значение из объекта по указанному ключу.</text:p>
        </text:list-item>
      </text:list>
      <text:list xml:id="list8718786567893997720" text:style-name="L33">
        <text:list-item>
          <text:p text:style-name="P33"><text:span text:style-name="Strong_20_Emphasis">Как перезаписать значение у объекта?</text:span></text:p>
        </text:list-item>
      </text:list>
      <text:list xml:id="list8906213039593499303" text:style-name="L34">
        <text:list-item>
          <text:p text:style-name="P34"><text:span text:style-name="Strong_20_Emphasis">Ответ:</text:span> <text:span text:style-name="Source_20_Text">obj[key] = newValue</text:span> позволяет перезаписать значение объекта по ключу.</text:p>
        </text:list-item>
      </text:list>
      <text:list xml:id="list1953815357474400732" text:style-name="L35">
        <text:list-item>
          <text:p text:style-name="P35"><text:span text:style-name="Strong_20_Emphasis">Что выведет </text:span><text:span text:style-name="Strong_20_Emphasis"><text:span text:style-name="Source_20_Text">const a = {x: 1}; const b = {x: 1}; console.log(a === b);</text:span></text:span></text:p>
        </text:list-item>
      </text:list>
      <text:list xml:id="list3988521273337216945" text:style-name="L36">
        <text:list-item>
          <text:p text:style-name="P36"><text:span text:style-name="Strong_20_Emphasis">Ответ:</text:span> <text:span text:style-name="Source_20_Text">false</text:span>, так как объекты сравниваются по ссылкам, и эти объекты разные в памяти.</text:p>
        </text:list-item>
      </text:list>
      <text:list xml:id="list8654993400059635192" text:style-name="L37">
        <text:list-item>
          <text:p text:style-name="P37"><text:span text:style-name="Strong_20_Emphasis">Что выведет следующий код </text:span><text:span text:style-name="Strong_20_Emphasis"><text:span text:style-name="Source_20_Text">a = {x: 1}; const b = a; b.x = 2; console.log(a.x);</text:span></text:span></text:p>
        </text:list-item>
      </text:list>
      <text:list xml:id="list1570060426554008841" text:style-name="L38">
        <text:list-item>
          <text:p text:style-name="P38"><text:span text:style-name="Strong_20_Emphasis">Ответ:</text:span> <text:span text:style-name="Source_20_Text">2</text:span>, так как объекты <text:span text:style-name="Source_20_Text">a</text:span> и <text:span text:style-name="Source_20_Text">b</text:span> ссылаются на один и тот же объект, изменение через <text:span text:style-name="Source_20_Text">b</text:span> также отразится на <text:span text:style-name="Source_20_Text">a</text:span>.</text:p>
        </text:list-item>
      </text:list>
      <text:list xml:id="list1367358234066612455" text:style-name="L39">
        <text:list-item>
          <text:p text:style-name="P39"><text:span text:style-name="Strong_20_Emphasis">Что такое метод объекта?</text:span></text:p>
        </text:list-item>
      </text:list>
      <text:list xml:id="list6482420144654224763" text:style-name="L40">
        <text:list-item>
          <text:p text:style-name="P40"><text:span text:style-name="Strong_20_Emphasis">Ответ:</text:span> Метод объекта - это функция, связанная с объектом и вызываемая как свойство этого объекта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6S</meta:editing-duration>
    <meta:editing-cycles>3</meta:editing-cycles>
    <meta:generator>OpenOffice/4.1.14$Win32 OpenOffice.org_project/4114m1$Build-9811</meta:generator>
    <dc:date>2023-11-28T12:29:08.24</dc:date>
    <meta:document-statistic meta:table-count="0" meta:image-count="0" meta:object-count="0" meta:page-count="2" meta:paragraph-count="40" meta:word-count="419" meta:character-count="2522"/>
    <meta:user-defined meta:name="Info 1"/>
    <meta:user-defined meta:name="Info 2"/>
    <meta:user-defined meta:name="Info 3"/>
    <meta:user-defined meta:name="Info 4"/>
  </office:meta>
</office:document-meta>
</file>